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ffa" officeooo:paragraph-rsid="0016e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07:30.425317301</meta:creation-date>
    <dc:date>2018-10-25T15:08:17.063947521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1.2.1$Linux_X86_64 LibreOffice_project/10$Build-1</meta:generator>
  </office:meta>
</office:document-meta>
</file>